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Deserializer.check( final JSONLexer lexer , int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BeanDeserializer.isSetFlag( int i , int [ ] setFla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BeanDeserializer.JavaBeanDeserializer( ParserConfig config , JavaBeanInfo bean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JavaBeanDeserializer.smartMatch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parseRest( DefaultJSONParser parser , Type type , Object fieldName , Object instance , int features , int [ ] set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BeanDeserializer.smartMatch( String key , int [ ] setFlag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JavaBeanDeserializer.parseRest( DefaultJSONParser parser , Type type , Object fieldName , Object instanc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JavaBeanDeserializer( ParserConfig config , Class &lt; ? &gt; clazz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BeanDeserializer.deserialze( DefaultJSONParser parser , Type type , Object fieldNam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createFactoryInstance( ParserConfig config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JavaBeanDeserializer( ParserConfig config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parseArray( Collection collection , ObjectDeserializer deser , DefaultJSONParser parser , Type type , Object field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avaBeanDeserializer.getFieldDeserializ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getFieldDeserializer( String key , int [ ] setFla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avaBeanDeserializer.deserialze( DefaultJSONParser parser , Type type , Object fieldName , Object object , int features , int [ ] setFlags )</text:p>
          </table:table-cell>
          <table:table-cell office:value-type="float" office:value="223">
            <text:p text:style-name="Table_20_Contents">223</text:p>
          </table:table-cell>
          <table:table-cell office:value-type="float" office:value="260">
            <text:p text:style-name="Table_20_Contents">260</text:p>
          </table:table-cell>
          <table:table-cell office:value-type="float" office:value="619">
            <text:p text:style-name="Table_20_Contents">619</text:p>
          </table:table-cell>
        </table:table-row>
        <table:table-row>
          <table:table-cell office:value-type="string">
            <text:p text:style-name="Table_20_Contents">JavaBeanDeserializer.parseField( DefaultJSONParser parser , String key , Object object , Type objectType , Map &lt; String , Object &gt; fieldValues , int [ ] setFlags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56">
            <text:p text:style-name="Table_20_Contents">56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JavaBeanDeserializer.getFieldDeserializer( long has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vaBean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parseField( DefaultJSONParser parser , String key , Object object , Type objectType , Map &lt; String , Object &gt; field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getFieldType(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createInstance( DefaultJSONParser parser , Type typ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JavaBeanDeserializer.createInstance( Map &lt; String , Object &gt; map , ParserConfig config )</text:p>
          </table:table-cell>
          <table:table-cell office:value-type="float" office:value="73">
            <text:p text:style-name="Table_20_Contents">73</text:p>
          </table:table-cell>
          <table:table-cell office:value-type="float" office:value="68">
            <text:p text:style-name="Table_20_Contents">68</text:p>
          </table:table-cell>
          <table:table-cell office:value-type="float" office:value="208">
            <text:p text:style-name="Table_20_Contents">208</text:p>
          </table:table-cell>
        </table:table-row>
        <table:table-row>
          <table:table-cell office:value-type="string">
            <text:p text:style-name="Table_20_Contents">JavaBeanDeserializer.scanEnum( JSONLexerBase lexer , char [ ] name_chars , ObjectDeserializer fieldValueDeseriliz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BeanDeserializer.getSeeAlso( ParserConfig config , JavaBeanInfo beanInfo , String typ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BeanDeserializer.deserialzeArrayMapping( DefaultJSONParser parser , Type type , Object fieldName , Object objec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JavaBean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Deserializer.scanEnum( JSONLexer lexer , char sep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